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b2a" officeooo:paragraph-rsid="000a5b2a"/>
    </style:style>
    <style:style style:name="P2" style:family="paragraph" style:parent-style-name="Standard">
      <style:paragraph-properties fo:text-align="start" style:justify-single-word="false"/>
      <style:text-properties officeooo:rsid="000a5b2a" officeooo:paragraph-rsid="000a5b2a"/>
    </style:style>
    <style:style style:name="P3" style:family="paragraph" style:parent-style-name="Standard">
      <style:paragraph-properties fo:text-align="start" style:justify-single-word="false"/>
      <style:text-properties officeooo:rsid="000afbc4" officeooo:paragraph-rsid="000a5b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mayo, 2025 </text:p>
      <text:p text:style-name="P1"/>
      <text:p text:style-name="P2">El inicio, el final. </text:p>
      <text:p text:style-name="P2"/>
      <text:p text:style-name="P2">Hoy he bebido la ultima cerveza, con alcohol. Y en general es la ultima vez que consumo alcohol. El jueves 8 de mayo toco scorpions, y bebí con mi primo de una forma bastante salvaje. 5 litros el jueves quizá, el viernes 4, el sábado día de las madres, algunas cuantas cervezas y bacardi.</text:p>
      <text:p text:style-name="P2"/>
      <text:p text:style-name="P2">Ayer bebí casi un caguamon, un mega latón y dos latones, en lo que supuso mi adiós. Casi tres litros en lo que considere fue un día mas tranquilo. </text:p>
      <text:p text:style-name="P2"/>
      <text:p text:style-name="P2">Me siento mal, ligero dolor de cabeza, mal sueño, sudores nocturnos. Pero también me siento convencido de que esta vez dejare el alcohol definitivamente. He logrado barrer con todos los mitos, me he dado cuenta que no me hace feliz y que ni siquiera hace mas llevadera la vida. </text:p>
      <text:p text:style-name="P2"/>
      <text:p text:style-name="P2">El alcohol solo se suma a otros de mis problemas por resolver. Pero tengo la intuición y la confianza suficiente de que hoy tengo un problema menos. El más urgente. El que mas pospuse. Con el que mas me auto castigue. </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10:05:34.946577806</meta:creation-date>
    <dc:date>2025-05-12T10:15:06.780310440</dc:date>
    <meta:editing-duration>PT9M31S</meta:editing-duration>
    <meta:editing-cycles>2</meta:editing-cycles>
    <meta:generator>LibreOffice/24.2.7.2$Linux_X86_64 LibreOffice_project/420$Build-2</meta:generator>
    <meta:document-statistic meta:table-count="0" meta:image-count="0" meta:object-count="0" meta:page-count="1" meta:paragraph-count="6" meta:word-count="180" meta:character-count="966" meta:non-whitespace-character-count="787"/>
  </office:meta>
</office:document-meta>
</file>